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24-04-0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23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21-04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8-04-30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854" calcext:value-type="float">
            <text:p>72.13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062" calcext:value-type="float">
            <text:p>73.54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1856" calcext:value-type="float">
            <text:p>75.3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7788" calcext:value-type="float">
            <text:p>76.02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038" calcext:value-type="float">
            <text:p>75.43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828" calcext:value-type="float">
            <text:p>75.1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4628" calcext:value-type="float">
            <text:p>73.60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762" calcext:value-type="float">
            <text:p>72.39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246" calcext:value-type="float">
            <text:p>73.02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3396" calcext:value-type="float">
            <text:p>69.84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086" calcext:value-type="float">
            <text:p>67.84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3468" calcext:value-type="float">
            <text:p>71.94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4812" calcext:value-type="float">
            <text:p>70.50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6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138091551601</text:p>
          </table:table-cell>
          <table:table-cell office:value-type="string" calcext:value-type="string">
            <text:p>195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1" meta:object-count="0"/>
    <meta:user-defined meta:name="AppVersion">3.0</meta:user-defined>
  </office:meta>
</office:document-meta>
</file>